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945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289in"/>
    </style:style>
    <style:style style:name="co14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Best Distance</text:p>
          </table:table-cell>
          <table:table-cell office:value-type="string" calcext:value-type="string">
            <text:p>Best Node</text:p>
          </table:table-cell>
          <table:table-cell office:value-type="string" calcext:value-type="string">
            <text:p>Priority queu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∞</text:p>
          </table:table-cell>
          <table:table-cell/>
          <table:table-cell office:value-type="string" calcext:value-type="string">
            <text:p>(f,0)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formula="of:=SQRT(([.G2]-[.$G$14])^2+([.H2]-[.$H$14])^2)" office:value-type="float" office:value="5.09901951359278" calcext:value-type="float">
            <text:p>5.0990195136</text:p>
          </table:table-cell>
          <table:table-cell table:number-columns-repeated="5"/>
        </table:table-row>
        <table:table-row table:style-name="ro2">
          <table:table-cell table:formula="of:=[.I7]" office:value-type="float" office:value="7.07106781186548" calcext:value-type="float">
            <text:p>7.0710678119</text:p>
          </table:table-cell>
          <table:table-cell table:formula="of:=[.A3]" office:value-type="float" office:value="7.07106781186548" calcext:value-type="float">
            <text:p>7.0710678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h,0), <text:s/>(c,1)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formula="of:=SQRT(([.G3]-[.$G$14])^2+([.H3]-[.$H$14])^2)" office:value-type="float" office:value="4.47213595499958" calcext:value-type="float">
            <text:p>4.472135955</text:p>
          </table:table-cell>
          <table:table-cell table:number-columns-repeated="5"/>
        </table:table-row>
        <table:table-row table:style-name="ro2">
          <table:table-cell table:formula="of:=[.I9]" office:value-type="float" office:value="7.07106781186548" calcext:value-type="float">
            <text:p>7.0710678119</text:p>
          </table:table-cell>
          <table:table-cell table:formula="of:=[.A4]" office:value-type="float" office:value="7.07106781186548" calcext:value-type="float">
            <text:p>7.0710678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i,0), (c,1), (g,5)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formula="of:=SQRT(([.G4]-[.$G$14])^2+([.H4]-[.$H$14])^2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[.I10]" office:value-type="float" office:value="3" calcext:value-type="float">
            <text:p>3</text:p>
          </table:table-cell>
          <table:table-cell table:formula="of:=[.A5]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s/>(c,1), (j,3), (g,5)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formula="of:=SQRT(([.G5]-[.$G$14])^2+([.H5]-[.$H$14])^2)" office:value-type="float" office:value="5.3851648071345" calcext:value-type="float">
            <text:p>5.3851648071</text:p>
          </table:table-cell>
          <table:table-cell table:number-columns-repeated="5"/>
        </table:table-row>
        <table:table-row table:style-name="ro2">
          <table:table-cell table:formula="of:=[.I4]" office:value-type="float" office:value="2" calcext:value-type="float">
            <text:p>2</text:p>
          </table:table-cell>
          <table:table-cell table:formula="of:=[.A6]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e,0), (b,0), (j,3), (g,5)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QRT(([.G6]-[.$G$14])^2+([.H6]-[.$H$14])^2)" office:value-type="float" office:value="7.81024967590665" calcext:value-type="float">
            <text:p>7.8102496759</text:p>
          </table:table-cell>
          <table:table-cell table:number-columns-repeated="5"/>
        </table:table-row>
        <table:table-row table:style-name="ro2">
          <table:table-cell table:formula="of:=[.I6]" office:value-type="float" office:value="7.81024967590665" calcext:value-type="float">
            <text:p>7.8102496759</text:p>
          </table:table-cell>
          <table:table-cell table:formula="of:=[.B6]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d,0), (b,0), (j,3), (g,5)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formula="of:=SQRT(([.G7]-[.$G$14])^2+([.H7]-[.$H$14])^2)" office:value-type="float" office:value="7.07106781186548" calcext:value-type="float">
            <text:p>7.0710678119</text:p>
          </table:table-cell>
          <table:table-cell table:number-columns-repeated="5"/>
        </table:table-row>
        <table:table-row table:style-name="ro2">
          <table:table-cell table:formula="of:=[.I5]" office:value-type="float" office:value="5.3851648071345" calcext:value-type="float">
            <text:p>5.3851648071</text:p>
          </table:table-cell>
          <table:table-cell table:formula="of:=[.B7]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b,0), (j,3), (g,5)</text:p>
          </table:table-cell>
          <table:table-cell/>
          <table:table-cell table:style-name="ce5" office:value-type="string" calcext:value-type="string">
            <text:p>g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formula="of:=SQRT(([.G8]-[.$G$14])^2+([.H8]-[.$H$14])^2)" office:value-type="float" office:value="8.24621125123532" calcext:value-type="float">
            <text:p>8.2462112512</text:p>
          </table:table-cell>
          <table:table-cell table:number-columns-repeated="5"/>
        </table:table-row>
        <table:table-row table:style-name="ro2">
          <table:table-cell table:formula="of:=[.I3]" office:value-type="float" office:value="4.47213595499958" calcext:value-type="float">
            <text:p>4.472135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j,3), (a,4), (g,5)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formula="of:=SQRT(([.G9]-[.$G$14])^2+([.H9]-[.$H$14])^2)" office:value-type="float" office:value="7.07106781186548" calcext:value-type="float">
            <text:p>7.07106781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turn C</text:p>
          </table:table-cell>
          <table:table-cell table:number-columns-repeated="4"/>
          <table:table-cell table:style-name="ce5" office:value-type="string" calcext:value-type="string">
            <text:p>i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formula="of:=SQRT(([.G10]-[.$G$14])^2+([.H10]-[.$H$14])^2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5" office:value-type="string" calcext:value-type="string">
            <text:p>j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.5" calcext:value-type="float">
            <text:p>11.5</text:p>
          </table:table-cell>
          <table:table-cell table:formula="of:=SQRT(([.G11]-[.$G$14])^2+([.H11]-[.$H$14])^2)" office:value-type="float" office:value="6.18465843842649" calcext:value-type="float">
            <text:p>6.184658438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q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yeast" table:style-name="ta1">
        <table:shapes>
          <draw:frame draw:z-index="0" draw:style-name="gr1" draw:text-style-name="P1" svg:width="6.2988in" svg:height="3.5429in" svg:x="0in" svg:y="0.4051in">
            <draw:object draw:notify-on-update-of-ranges="yeast.B1:yeast.F1 yeast.A2:yeast.A2 yeast.B2:yeast.F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9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4" table:default-cell-style-name="ce1"/>
        <table:table-column table:style-name="co11" table:default-cell-style-name="ce1"/>
        <table:table-column table:style-name="co10" table:default-cell-style-name="ce1"/>
        <table:table-column table:style-name="co14" table:default-cell-style-name="ce1"/>
        <table:table-row table:style-name="ro1">
          <table:table-cell/>
          <table:table-cell table:style-name="ce4" office:value-type="string" calcext:value-type="string">
            <text:p>k=1</text:p>
          </table:table-cell>
          <table:table-cell table:style-name="ce4" office:value-type="string" calcext:value-type="string">
            <text:p>K=5</text:p>
          </table:table-cell>
          <table:table-cell table:style-name="ce4" office:value-type="string" calcext:value-type="string">
            <text:p>K=10</text:p>
          </table:table-cell>
          <table:table-cell table:style-name="ce4" office:value-type="string" calcext:value-type="string">
            <text:p>K=20</text:p>
          </table:table-cell>
          <table:table-cell table:style-name="ce4" office:value-type="string" calcext:value-type="string">
            <text:p>K=30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48314606741573" calcext:value-type="float">
            <text:p>0.4831460674</text:p>
          </table:table-cell>
          <table:table-cell office:value-type="float" office:value="0.548314606741573" calcext:value-type="float">
            <text:p>0.5483146067</text:p>
          </table:table-cell>
          <table:table-cell office:value-type="float" office:value="0.568539325842697" calcext:value-type="float">
            <text:p>0.5685393258</text:p>
          </table:table-cell>
          <table:table-cell office:value-type="float" office:value="0.573033707865169" calcext:value-type="float">
            <text:p>0.5730337079</text:p>
          </table:table-cell>
          <table:table-cell office:value-type="float" office:value="0.561797752808989" calcext:value-type="float">
            <text:p>0.5617977528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K=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1" table:number-rows-spanned="10">
            <text:p>actual</text:p>
          </table:table-cell>
          <table:table-cell office:value-type="string" calcext:value-type="string">
            <text:p>CYT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NUC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IT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EX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VA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PO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ERL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spanned="2" table:number-rows-spanned="2"/>
          <table:covered-table-cell/>
          <table:table-cell office:value-type="string" calcext:value-type="string">
            <text:p>CYT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3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ERL</text:p>
          </table:table-cell>
        </table:table-row>
        <table:table-row table:style-name="ro1">
          <table:table-cell table:number-columns-repeated="9"/>
          <table:covered-table-cell table:number-columns-repeated="2"/>
          <table:table-cell office:value-type="string" calcext:value-type="string" table:number-columns-spanned="10" table:number-rows-spanned="1">
            <text:p>pridicted </text:p>
          </table:table-cell>
          <table:covered-table-cell table:number-columns-repeated="9"/>
        </table:table-row>
        <table:table-row table:style-name="ro1">
          <table:table-cell table:number-columns-repeated="9"/>
          <table:table-cell office:value-type="string" calcext:value-type="string" table:number-columns-spanned="12" table:number-rows-spanned="1">
            <text:p>Number of correctly classified instances : 215</text:p>
          </table:table-cell>
          <table:covered-table-cell table:number-columns-repeated="11"/>
        </table:table-row>
        <table:table-row table:style-name="ro1">
          <table:table-cell table:number-columns-repeated="9"/>
          <table:table-cell office:value-type="string" calcext:value-type="string" table:number-columns-spanned="12" table:number-rows-spanned="1">
            <text:p>Total number of instances : 445</text:p>
          </table:table-cell>
          <table:covered-table-cell table:number-columns-repeated="11"/>
        </table:table-row>
        <table:table-row table:style-name="ro1" table:number-rows-repeated="3">
          <table:table-cell table:number-columns-repeated="9"/>
          <table:table-cell table:style-name="Default"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K=30</text:p>
          </table:table-cell>
          <table:table-cell table:style-name="ce7" table:number-columns-repeated="11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1" table:number-rows-spanned="10">
            <text:p>actual</text:p>
          </table:table-cell>
          <table:table-cell office:value-type="string" calcext:value-type="string">
            <text:p>CYT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NUC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I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M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EX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V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POX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ERL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spanned="2" table:number-rows-spanned="2"/>
          <table:covered-table-cell/>
          <table:table-cell office:value-type="string" calcext:value-type="string">
            <text:p>CYT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3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ERL</text:p>
          </table:table-cell>
        </table:table-row>
        <table:table-row table:style-name="ro1">
          <table:table-cell table:number-columns-repeated="9"/>
          <table:covered-table-cell table:number-columns-repeated="2"/>
          <table:table-cell office:value-type="string" calcext:value-type="string" table:number-columns-spanned="10" table:number-rows-spanned="1">
            <text:p>pridicted </text:p>
          </table:table-cell>
          <table:covered-table-cell table:number-columns-repeated="9"/>
        </table:table-row>
        <table:table-row table:style-name="ro1">
          <table:table-cell table:number-columns-repeated="9"/>
          <table:table-cell office:value-type="string" calcext:value-type="string" table:number-columns-spanned="12" table:number-rows-spanned="1">
            <text:p>Number of correctly classified instances : 250</text:p>
          </table:table-cell>
          <table:covered-table-cell table:number-columns-repeated="11" table:style-name="ce7"/>
        </table:table-row>
        <table:table-row table:style-name="ro1">
          <table:table-cell table:number-columns-repeated="9"/>
          <table:table-cell office:value-type="string" calcext:value-type="string" table:number-columns-spanned="12" table:number-rows-spanned="1">
            <text:p>Total number of instances : 445</text:p>
          </table:table-cell>
          <table:covered-table-cell table:number-columns-repeated="11" table:style-name="ce7"/>
        </table:table-row>
      </table:table>
      <table:table table:name="wine" table:style-name="ta1">
        <table:shapes>
          <draw:frame draw:z-index="0" draw:style-name="gr1" draw:text-style-name="P1" svg:width="6.2988in" svg:height="3.5429in" svg:x="0in" svg:y="0.761in">
            <draw:object draw:notify-on-update-of-ranges="wine.A1:wine.A1 wine.B1:wine.F1 wine.A2:wine.A2 wine.B2:wine.F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Mean absolute error</text:p>
          </table:table-cell>
          <table:table-cell office:value-type="float" office:value="0.695538057742782" calcext:value-type="float">
            <text:p>0.6955380577</text:p>
          </table:table-cell>
          <table:table-cell office:value-type="float" office:value="0.695683872849227" calcext:value-type="float">
            <text:p>0.6956838728</text:p>
          </table:table-cell>
          <table:table-cell office:value-type="float" office:value="0.688441722562457" calcext:value-type="float">
            <text:p>0.6884417226</text:p>
          </table:table-cell>
          <table:table-cell office:value-type="float" office:value="0.681481481481484" calcext:value-type="float">
            <text:p>0.6814814815</text:p>
          </table:table-cell>
          <table:table-cell office:value-type="float" office:value="0.658238553514141" calcext:value-type="float">
            <text:p>0.6582385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5:59:06.324938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1:18:06.829639647</meta:creation-date>
    <dc:date>2016-10-24T16:43:46.050251876</dc:date>
    <meta:editing-duration>PT2H22M43S</meta:editing-duration>
    <meta:editing-cycles>46</meta:editing-cycles>
    <meta:generator>LibreOffice/4.2.8.2$Linux_X86_64 LibreOffice_project/420m0$Build-2</meta:generator>
    <meta:document-statistic meta:table-count="3" meta:cell-count="3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yeast accuracy vs k value</text:p>
        </chart:title>
        <chart:legend chart:legend-position="end" svg:x="13.201cm" svg:y="4.201cm" style:legend-expansion="high" chart:style-name="ch3"/>
        <chart:plot-area chart:style-name="ch4" table:cell-range-address="yeast.A1:yeast.F2" chart:data-source-has-labels="both" svg:x="1.331cm" svg:y="1.301cm" svg:width="11.55cm" svg:height="6.538cm">
          <chartooo:coordinate-region svg:x="2.243cm" svg:y="1.5cm" svg:width="10.226cm" svg:height="5.692cm"/>
          <chart:axis chart:dimension="x" chart:name="primary-x" chart:style-name="ch5" chartooo:axis-type="auto">
            <chartooo:date-scale/>
            <chart:title svg:x="6.533cm" svg:y="8.019cm" chart:style-name="ch6">
              <text:p>k value</text:p>
            </chart:title>
            <chart:categories table:cell-range-address="yeast.B1:yeast.F1"/>
          </chart:axis>
          <chart:axis chart:dimension="y" chart:name="primary-y" chart:style-name="ch5">
            <chart:title svg:x="0.451cm" svg:y="5.275cm" chart:style-name="ch7">
              <text:p>accuracy</text:p>
            </chart:title>
            <chart:grid chart:style-name="ch8" chart:class="major"/>
          </chart:axis>
          <chart:series chart:style-name="ch9" chart:values-cell-range-address="yeast.B2:yeast.F2" chart:label-cell-address="yeast.A2:yeast.A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</text:p>
                <draw:g>
                  <svg:desc>yeast.B1:yeast.F1</svg:desc>
                </draw:g>
              </table:table-cell>
              <table:table-cell office:value-type="string">
                <text:p>K=5</text:p>
              </table:table-cell>
              <table:table-cell office:value-type="string">
                <text:p>K=10</text:p>
              </table:table-cell>
              <table:table-cell office:value-type="string">
                <text:p>K=20</text:p>
              </table:table-cell>
              <table:table-cell office:value-type="string">
                <text:p>K=30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yeast.A2:yeast.A2</svg:desc>
                </draw:g>
              </table:table-cell>
              <table:table-cell office:value-type="float" office:value="0.48314606741573">
                <text:p>0.48314606741573</text:p>
                <draw:g>
                  <svg:desc>yeast.B2:yeast.F2</svg:desc>
                </draw:g>
              </table:table-cell>
              <table:table-cell office:value-type="float" office:value="0.548314606741573">
                <text:p>0.548314606741573</text:p>
              </table:table-cell>
              <table:table-cell office:value-type="float" office:value="0.568539325842697">
                <text:p>0.568539325842697</text:p>
              </table:table-cell>
              <table:table-cell office:value-type="float" office:value="0.573033707865169">
                <text:p>0.573033707865169</text:p>
              </table:table-cell>
              <table:table-cell office:value-type="float" office:value="0.561797752808989">
                <text:p>0.561797752808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Mean absolute error VS. k value</text:p>
        </chart:title>
        <chart:legend chart:legend-position="end" svg:x="11.613cm" svg:y="4.201cm" style:legend-expansion="high" chart:style-name="ch3"/>
        <chart:plot-area chart:style-name="ch4" table:cell-range-address="wine.A1:wine.F2" chart:data-source-has-labels="both" svg:x="1.331cm" svg:y="1.301cm" svg:width="9.962cm" svg:height="6.538cm">
          <chartooo:coordinate-region svg:x="2.243cm" svg:y="1.5cm" svg:width="8.638cm" svg:height="5.693cm"/>
          <chart:axis chart:dimension="x" chart:name="primary-x" chart:style-name="ch5" chartooo:axis-type="auto">
            <chartooo:date-scale/>
            <chart:title svg:x="5.739cm" svg:y="8.019cm" chart:style-name="ch6">
              <text:p>k value</text:p>
            </chart:title>
            <chart:categories table:cell-range-address="wine.B1:wine.F1"/>
          </chart:axis>
          <chart:axis chart:dimension="y" chart:name="primary-y" chart:style-name="ch5">
            <chart:title svg:x="0.451cm" svg:y="6.082cm" chart:style-name="ch7">
              <text:p>mean absolute error</text:p>
            </chart:title>
            <chart:grid chart:style-name="ch8" chart:class="major"/>
          </chart:axis>
          <chart:series chart:style-name="ch9" chart:values-cell-range-address="wine.B2:wine.F2" chart:label-cell-address="wine.A2:wine.A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</text:p>
                <draw:g>
                  <svg:desc>wine.B1:wine.F1</svg:desc>
                </draw:g>
              </table:table-cell>
              <table:table-cell office:value-type="string">
                <text:p>K=2</text:p>
              </table:table-cell>
              <table:table-cell office:value-type="string">
                <text:p>K=3</text:p>
              </table:table-cell>
              <table:table-cell office:value-type="string">
                <text:p>K=5</text:p>
              </table:table-cell>
              <table:table-cell office:value-type="string">
                <text:p>K=10</text:p>
              </table:table-cell>
            </table:table-row>
          </table:table-header-rows>
          <table:table-rows>
            <table:table-row>
              <table:table-cell office:value-type="string">
                <text:p>Mean absolute error</text:p>
                <draw:g>
                  <svg:desc>wine.A2:wine.A2</svg:desc>
                </draw:g>
              </table:table-cell>
              <table:table-cell office:value-type="float" office:value="0.695538057742782">
                <text:p>0.695538057742782</text:p>
                <draw:g>
                  <svg:desc>wine.B2:wine.F2</svg:desc>
                </draw:g>
              </table:table-cell>
              <table:table-cell office:value-type="float" office:value="0.695683872849227">
                <text:p>0.695683872849227</text:p>
              </table:table-cell>
              <table:table-cell office:value-type="float" office:value="0.688441722562457">
                <text:p>0.688441722562457</text:p>
              </table:table-cell>
              <table:table-cell office:value-type="float" office:value="0.681481481481484">
                <text:p>0.681481481481484</text:p>
              </table:table-cell>
              <table:table-cell office:value-type="float" office:value="0.658238553514141">
                <text:p>0.658238553514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